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style:font-name-asian="Times New Roman1" style:font-name-complex="Times New Roman1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7" style:family="text">
      <style:text-properties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21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3cm" svg:height="0.741cm" draw:z-index="0"><draw:image xlink:href="../../odt/images/0044.png" xlink:type="simple" xlink:show="embed" xlink:actuate="onLoad"/></draw:frame></text:p>
          </table:table-cell>
          <table:table-cell table:style-name="Table1.B1" office:value-type="string">
            <text:h text:style-name="P2" text:outline-level="1">Синусоидальная функция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18">C</text:span><text:span text:style-name="T9">и</text:span> <text:span text:style-name="T18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72cm" svg:height="1.529cm" draw:z-index="1"><draw:image xlink:href="../../odt/images/0044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<text:span text:style-name="T10">векторизован</text:span><text:span text:style-name="T9">, </text:span>возвращает выходное значение, вычисленное по формуле:</text:p>
            <text:p text:style-name="P6"><draw:frame draw:style-name="fr3" draw:name="Объект1" text:anchor-type="as-char" svg:width="5.061cm" svg:height="0.56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5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/draw:frame> – <text:span text:style-name="T9">амплитуда, круговая частота (рад/с) и фаза (рад)</text:span>,</text:p>
            <text:p text:style-name="P5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входно<text:span text:style-name="T9">й и выходной сигналы</text:span>.</text:p>
            <text:p text:style-name="P5">Если<draw:frame draw:style-name="fr3" draw:name="Object1" text:anchor-type="as-char" svg:width="1.24cm" svg:height="0.549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, то блок реализует преобразование «по синусу», а если<draw:frame draw:style-name="fr3" draw:name="Object2" text:anchor-type="as-char" svg:width="1.371cm" svg:height="0.91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, <text:span text:style-name="T9">то «по косинусу».</text:span></text:p>
            <text:p text:style-name="P5"><text:span text:style-name="T10">Свойства</text:span><text:span text:style-name="T9">:</text:span></text:p>
            <text:list xml:id="list8271152438505409547" text:style-name="L1">
              <text:list-item>
                <text:p text:style-name="P7"><text:span text:style-name="T25">Амплитуда – коэффициент</text:span><text:span text:style-name="T25"><draw:frame draw:style-name="fr3" draw:name="Объект4" text:anchor-type="as-char" svg:width="0.482cm" svg:height="0.549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25">.</text:span></text:p>
              </text:list-item>
              <text:list-item>
                <text:p text:style-name="P7"><text:span text:style-name="T25">Частота – коэффициент</text:span><text:span text:style-name="T25"><draw:frame draw:style-name="fr3" draw:name="Объект6" text:anchor-type="as-char" svg:width="0.55cm" svg:height="0.28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25">.</text:span></text:p>
              </text:list-item>
              <text:list-item>
                <text:p text:style-name="P7"><text:span text:style-name="T11">Фаза</text:span><text:span text:style-name="T25"> – коэффициент</text:span><text:span text:style-name="T25"><draw:frame draw:style-name="fr3" draw:name="Объект5" text:anchor-type="as-char" svg:width="0.566cm" svg:height="0.549cm" draw:z-index="9"><draw:object xlink:href="./Object 5" xlink:type="simple" xlink:show="embed" xlink:actuate="onLoad"/><draw:image xlink:href="./ObjectReplacements/Object 5" xlink:type="simple" xlink:show="embed" xlink:actuate="onLoad"/></draw:frame></text:span><text:span text:style-name="T25">.</text:span></text:p>
              </text:list-item>
            </text:list>
            <text:p text:style-name="P5">Параметры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5"><text:span text:style-name="T24">Примечания</text:span>:</text:p>
            <text:list xml:id="list9164732830386705192" text:style-name="L2">
              <text:list-item>
                <text:p text:style-name="P8"><text:span text:style-name="T12">По умолчанию данный блок реализует синусоидальное преобразование входного сигнала (скалярного или векторного) с коэффициентами</text:span><text:span text:style-name="T12"><draw:frame draw:style-name="fr3" draw:name="Object3" text:anchor-type="as-char" svg:width="4.025cm" svg:height="0.549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2">.</text:span></text:p>
              </text:list-item>
              <text:list-item>
                <text:p text:style-name="P9"><text:span text:style-name="T19">Именованные свойства </text:span><text:span text:style-name="T15">могут быть заданы </text:span><text:span text:style-name="T19">как </text:span><text:span text:style-name="T22">локальные</text:span><text:span text:style-name="T19"> переменные модели (или субмодели) во вкладке </text:span><text:span text:style-name="T22">Параметры,</text:span><text:span text:style-name="T19"> как </text:span><text:span text:style-name="T22">глобальные</text:span><text:span text:style-name="T19"> сигналы проекта при помощи пункта главного меню </text:span><text:span text:style-name="T13">Сервис</text:span><text:span text:style-name="T19"> </text:span><text:span text:style-name="T20">→</text:span><text:span text:style-name="T21"> </text:span><text:span text:style-name="T23">Сигналы,</text:span><text:span text:style-name="T19"> </text:span><text:span text:style-name="T15">или как </text:span><text:span text:style-name="T13">внешние</text:span><text:span text:style-name="T1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нусоидальная функция</dc:title>
    <dc:date>2014-11-29T01:18:54.34</dc:date>
    <meta:generator>OpenOffice/4.1.1$Win32 OpenOffice.org_project/411m6$Build-9775</meta:generator>
    <meta:editing-duration>PT2H26M1S</meta:editing-duration>
    <meta:editing-cycles>139</meta:editing-cycles>
    <meta:document-statistic meta:table-count="1" meta:image-count="2" meta:object-count="9" meta:page-count="1" meta:paragraph-count="19" meta:word-count="137" meta:character-count="918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sin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sin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i>f</mi>
    </mrow>
    <annotation encoding="StarMath 5.0">f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row>
        <mi>f</mi>
        <mo stretchy="false">=</mo>
        <mn>0</mn>
      </mrow>
    </mrow>
    <annotation encoding="StarMath 5.0">f=0</annotation>
  </semantics>
</math>
</file>

<file path=Object 8/content.xml><?xml version="1.0" encoding="utf-8"?>
<math xmlns="http://www.w3.org/1998/Math/MathML">
  <semantics>
    <mrow>
      <mrow>
        <mi>f</mi>
        <mo stretchy="false">=</mo>
        <mfrac>
          <mo stretchy="false">π</mo>
          <mn>2</mn>
        </mfrac>
      </mrow>
    </mrow>
    <annotation encoding="StarMath 5.0">f=%pi over 2</annotation>
  </semantics>
</math>
</file>

<file path=Object 9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 =1,~ f=0</annotation>
  </semantics>
</math>
</file>